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b3b3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_32__20_Dots_20_1_20_Dash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  <style:text-properties fo:font-style="italic" fo:font-weight="bold"/>
    </style:style>
    <style:style style:name="P2" style:family="paragraph">
      <style:paragraph-properties fo:text-align="center"/>
      <style:text-properties fo:font-style="italic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6pt" fo:font-style="italic" fo:font-weight="bold"/>
    </style:style>
    <style:style style:name="P7" style:family="paragraph">
      <style:text-properties fo:font-size="16pt" fo:font-style="italic" fo:font-weight="bold"/>
    </style:style>
    <style:style style:name="P8" style:family="paragraph">
      <style:paragraph-properties fo:margin-left="0cm" fo:margin-right="0cm" fo:text-indent="0cm"/>
      <style:text-properties fo:font-style="italic" fo:font-weight="bold"/>
    </style:style>
    <style:style style:name="P9" style:family="paragraph">
      <style:text-properties fo:font-style="italic" fo:font-weight="bold"/>
    </style:style>
    <style:style style:name="P10" style:family="paragraph">
      <style:paragraph-properties fo:margin-left="0.6cm" fo:margin-right="0cm" fo:text-indent="-0.6cm"/>
    </style:style>
    <style:style style:name="T1" style:family="text">
      <style:text-properties fo:font-style="italic" fo:font-weight="bold"/>
    </style:style>
    <style:style style:name="T2" style:family="text">
      <style:text-properties fo:font-size="16pt"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id="id5" draw:layer="layout" svg:width="3.5cm" svg:height="3.5cm" svg:x="1.5cm" svg:y="9cm">
          <text:p text:style-name="P1"><text:span text:style-name="T1">Product</text:span></text:p>
          <text:p text:style-name="P1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4cm" svg:height="4cm" svg:x="11.8cm" svg:y="0.7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id="id6" draw:layer="layout" svg:width="14.5cm" svg:height="13cm" svg:x="11.8cm" svg:y="4.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8" draw:layer="layout" svg:width="6.4cm" svg:height="5.3cm" svg:x="4.779cm" svg:y="14.335cm">
          <text:p text:style-name="P5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id="id1" draw:layer="layout" svg:width="4.5cm" svg:height="2.5cm" svg:x="13.9cm" svg:y="6.7cm">
          <text:p text:style-name="P4">MapContext</text:p>
          <draw:enhanced-geometry svg:viewBox="0 0 21600 21600" draw:type="rectangle" draw:enhanced-path="M 0 0 L 21600 0 21600 21600 0 21600 0 0 Z N"/>
        </draw:custom-shape>
        <draw:custom-shape draw:style-name="gr4" draw:text-style-name="P4" draw:id="id2" draw:layer="layout" svg:width="4.5cm" svg:height="2.5cm" svg:x="15.6cm" svg:y="10.1cm">
          <text:p text:style-name="P4">ListContext</text:p>
          <draw:enhanced-geometry svg:viewBox="0 0 21600 21600" draw:type="rectangle" draw:enhanced-path="M 0 0 L 21600 0 21600 21600 0 21600 0 0 Z N"/>
        </draw:custom-shape>
        <draw:custom-shape draw:style-name="gr5" draw:text-style-name="P4" draw:id="id3" draw:layer="layout" svg:width="4.4cm" svg:height="1.5cm" svg:x="14cm" svg:y="13.9cm">
          <text:p text:style-name="P4">final product 1</text:p>
          <draw:enhanced-geometry svg:viewBox="0 0 21600 21600" draw:type="rectangle" draw:enhanced-path="M 0 0 L 21600 0 21600 21600 0 21600 0 0 Z N"/>
        </draw:custom-shape>
        <draw:custom-shape draw:style-name="gr5" draw:text-style-name="P4" draw:id="id4" draw:layer="layout" svg:width="4.7cm" svg:height="1.5cm" svg:x="18.9cm" svg:y="13.9cm">
          <text:p text:style-name="P4">final product 2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6.15cm" svg:y1="9.2cm" svg:x2="17.85cm" svg:y2="10.1cm" draw:start-shape="id1" draw:start-glue-point="2" draw:end-shape="id2" draw:end-glue-point="0">
          <text:p text:style-name="P5"/>
        </draw:connector>
        <draw:connector draw:style-name="gr6" draw:text-style-name="P3" draw:layer="layout" svg:x1="17.85cm" svg:y1="12.6cm" svg:x2="16.2cm" svg:y2="13.9cm" draw:start-shape="id2" draw:start-glue-point="2" draw:end-shape="id3" draw:end-glue-point="0">
          <text:p text:style-name="P5"/>
        </draw:connector>
        <draw:connector draw:style-name="gr6" draw:text-style-name="P3" draw:layer="layout" svg:x1="17.85cm" svg:y1="12.6cm" svg:x2="21.25cm" svg:y2="13.9cm" draw:start-shape="id2" draw:start-glue-point="2" draw:end-shape="id4" draw:end-glue-point="0">
          <text:p text:style-name="P5"/>
        </draw:connector>
        <draw:connector draw:style-name="gr7" draw:text-style-name="P3" draw:layer="layout" draw:line-skew="0.6cm" svg:x1="5cm" svg:y1="10.75cm" svg:x2="11.8cm" svg:y2="10.998cm" draw:start-shape="id5" draw:start-glue-point="1" draw:end-shape="id6" draw:end-glue-point="6">
          <text:p text:style-name="P5"/>
        </draw:connector>
        <draw:connector draw:style-name="gr7" draw:text-style-name="P3" draw:layer="layout" draw:line-skew="2.1cm" svg:x1="5cm" svg:y1="10.75cm" svg:x2="11.8cm" svg:y2="2.699cm" draw:start-shape="id5" draw:start-glue-point="1" draw:end-shape="id7" draw:end-glue-point="6">
          <text:p text:style-name="P5"/>
        </draw:connector>
        <draw:connector draw:style-name="gr7" draw:text-style-name="P3" draw:layer="layout" svg:x1="5cm" svg:y1="10.75cm" svg:x2="7.979cm" svg:y2="14.335cm" draw:start-shape="id5" draw:start-glue-point="1" draw:end-shape="id8">
          <text:p text:style-name="P5"/>
        </draw:connector>
        <draw:frame draw:style-name="gr8" draw:text-style-name="P5" draw:layer="layout" svg:width="2.5cm" svg:height="0.962cm" svg:x="10.5cm" svg:y="3cm">
          <draw:text-box>
            <text:p text:style-name="P5"/>
          </draw:text-box>
        </draw:frame>
        <draw:frame draw:style-name="gr8" draw:text-style-name="P6" draw:layer="layout" svg:width="3cm" svg:height="0.878cm" svg:x="12.7cm" svg:y="2.2cm">
          <draw:text-box>
            <text:p text:style-name="P6"><text:span text:style-name="T2">DbPool</text:span></text:p>
          </draw:text-box>
        </draw:frame>
        <draw:frame draw:style-name="gr9" draw:text-style-name="P7" draw:layer="layout" svg:width="3.19cm" svg:height="0.878cm" svg:x="7.096cm" svg:y="15.138cm">
          <draw:text-box>
            <text:p text:style-name="P6"><text:span text:style-name="T2">LocalPool</text:span></text:p>
          </draw:text-box>
        </draw:frame>
        <draw:frame draw:style-name="gr9" draw:text-style-name="P9" draw:layer="layout" svg:width="3.965cm" svg:height="0.962cm" svg:x="18.9cm" svg:y="5.3cm">
          <draw:text-box>
            <text:p text:style-name="P8"><text:span text:style-name="T1">SimplePool</text:span></text:p>
          </draw:text-box>
        </draw:frame>
        <draw:custom-shape draw:style-name="gr5" draw:text-style-name="P4" draw:id="id10" draw:layer="layout" svg:width="4.4cm" svg:height="1.5cm" svg:x="5.5cm" svg:y="16.6cm">
          <text:p text:style-name="P4">final product Y</text:p>
          <draw:enhanced-geometry svg:viewBox="0 0 21600 21600" draw:type="rectangle" draw:enhanced-path="M 0 0 L 21600 0 21600 21600 0 21600 0 0 Z N"/>
        </draw:custom-shape>
        <draw:custom-shape draw:style-name="gr5" draw:text-style-name="P4" draw:id="id9" draw:layer="layout" svg:width="4.7cm" svg:height="1.5cm" svg:x="20.7cm" svg:y="10.3cm">
          <text:p text:style-name="P4">final product A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8.4cm" svg:y1="7.95cm" svg:x2="23.05cm" svg:y2="10.3cm" draw:start-shape="id1" draw:start-glue-point="1" draw:end-shape="id9" draw:end-glue-point="0">
          <text:p text:style-name="P5"/>
        </draw:connector>
        <draw:connector draw:style-name="gr6" draw:text-style-name="P3" draw:layer="layout" svg:x1="15.6cm" svg:y1="11.35cm" svg:x2="9.9cm" svg:y2="17.35cm" draw:start-shape="id2" draw:start-glue-point="3" draw:end-shape="id10" draw:end-glue-point="1">
          <text:p text:style-name="P5"/>
        </draw:connector>
        <presentation:notes draw:style-name="dp2">
          <draw:page-thumbnail draw:style-name="gr10" draw:layer="layout" svg:width="14.848cm" svg:height="11.135cm" svg:x="3.07cm" svg:y="2.257cm" draw:page-number="1" presentation:class="page"/>
          <draw:frame presentation:style-name="pr1" draw:text-style-name="P10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1</text:page-number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1-11T21:03:45</meta:creation-date>
    <dc:date>2006-11-11T22:00:24</dc:date>
    <dc:language>en-GB</dc:language>
    <meta:editing-cycles>14</meta:editing-cycles>
    <meta:editing-duration>PT56M48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